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23cm" draw:marker-end-width="0.23cm" draw:fill="solid" draw:fill-color="#729fcf" draw:textarea-horizontal-align="justify" draw:textarea-vertical-align="middle" draw:auto-grow-height="false" fo:min-height="0.393cm" fo:min-width="0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808080" draw:marker-start-width="0.23cm" draw:marker-end-width="0.23cm" draw:fill="solid" draw:fill-color="#729fcf" draw:textarea-horizontal-align="justify" draw:textarea-vertical-align="middle" draw:auto-grow-height="false" fo:min-height="0.262cm" fo:min-width="0.542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808080" draw:marker-start-width="0.23cm" draw:marker-end-width="0.23cm" draw:fill="solid" draw:fill-color="#77bc65" draw:textarea-horizontal-align="justify" draw:textarea-vertical-align="middle" draw:auto-grow-height="false" fo:min-height="0.262cm" fo:min-width="0.542cm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808080" draw:marker-start-width="0.23cm" draw:marker-end-width="0.23cm" draw:fill="solid" draw:fill-color="#ffffff" draw:textarea-horizontal-align="justify" draw:textarea-vertical-align="middle" draw:auto-grow-height="false" fo:min-height="0.262cm" fo:min-width="0.542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808080" draw:marker-start-width="0.23cm" draw:marker-end-width="0.23cm" draw:stroke-linejoin="round" svg:stroke-linecap="round" draw:fill="solid" draw:fill-color="#729fcf" draw:textarea-horizontal-align="justify" draw:textarea-vertical-align="middle" draw:auto-grow-height="false" fo:min-height="1.23cm" fo:min-width="0.98cm" fo:padding-top="0.135cm" fo:padding-bottom="0.135cm" fo:padding-left="0.26cm" fo:padding-right="0.26cm"/>
      <style:paragraph-properties style:writing-mode="lr-tb"/>
    </style:style>
    <style:style style:name="gr6" style:family="graphic" style:parent-style-name="standard">
      <style:graphic-properties svg:stroke-width="0.02cm" svg:stroke-color="#808080" draw:marker-start-width="0.23cm" draw:marker-end-width="0.23cm" draw:fill="solid" draw:fill-color="#729fc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 draw:fill-color="#77bc65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  <style:text-properties fo:color="#808080" loext:opacity="100%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388cm" svg:height="1.213cm" draw:transform="rotate (-2.33612320379441) translate (1.4cm 1.09cm)">
            <text:p/>
            <draw:enhanced-geometry svg:viewBox="0 0 21600 21600" draw:glue-points="?f6 10800 10800 21600 ?f5 10800 10800 0" draw:text-areas="?f3 ?f3 ?f4 ?f4" draw:type="trapezoid" draw:modifiers="5679.68127490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1.5cm" svg:height="0.75cm" svg:x="1.05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5cm" svg:height="0.75cm" svg:x="1.05cm" svg:y="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5cm" svg:height="0.75cm" svg:x="1.05cm" svg:y="0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cm" svg:height="1.5cm" svg:x="1.05cm" svg:y="0.7cm">
            <text:p text:style-name="P4"><text:span text:style-name="T1">H</text:span><text:span text:style-name="T2">2</text:span><text:span text:style-name="T1">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31cm" svg:height="0.25cm" draw:transform="rotate (0.81855941918534) translate (0.054cm 0.3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6cm" fo:page-height="2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2T09:42:35.627000000</meta:creation-date>
    <dc:date>2021-06-02T09:54:02.822000000</dc:date>
    <meta:editing-duration>PT1M4S</meta:editing-duration>
    <meta:editing-cycles>1</meta:editing-cycles>
    <meta:document-statistic meta:object-count="7"/>
    <meta:generator>LibreOffice/7.0.1.2$Windows_X86_64 LibreOffice_project/7cbcfc562f6eb6708b5ff7d7397325de9e764452</meta:generator>
  </office:meta>
</office:document-meta>
</file>